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fenced open="∣" close="〉">
          <mrow>
            <mtext>HF</mtext>
          </mrow>
        </mfenced>
        <mrow>
          <mo stretchy="false">(</mo>
          <mrow>
            <mrow>
              <mi/>
              <mo stretchy="false">−</mo>
              <mi/>
            </mrow>
          </mrow>
          <mo stretchy="false">)</mo>
        </mrow>
      </msup>
      <mrow>
        <mi/>
        <mo stretchy="false">=</mo>
        <mi/>
      </mrow>
      <mfrac>
        <mn>1</mn>
        <mrow>
          <msqrt>
            <mrow>
              <mi>N</mi>
              <mtext>!</mtext>
            </mrow>
          </msqrt>
        </mrow>
      </mfrac>
      <mi/>
      <mrow>
        <munder>
          <mo stretchy="false">∑</mo>
          <mstyle mathvariant="italic">
            <mrow>
              <mo stretchy="false">℘</mo>
            </mrow>
          </mstyle>
        </munder>
        <mi/>
      </mrow>
      <msup>
        <mrow>
          <mo stretchy="false">(</mo>
          <mrow>
            <mrow>
              <mo stretchy="false">−</mo>
              <mn>1</mn>
            </mrow>
          </mrow>
          <mo stretchy="false">)</mo>
        </mrow>
        <mi>p</mi>
      </msup>
      <mi/>
      <mstyle mathvariant="italic">
        <mrow>
          <mo stretchy="false">℘</mo>
        </mrow>
      </mstyle>
      <mi/>
      <mfenced open="(" close=")">
        <mrow>
          <mfenced open="∣" close="〉">
            <mrow>
              <msubsup>
                <mo stretchy="false">ϕ</mo>
                <mrow>
                  <msub>
                    <mo stretchy="false">α</mo>
                    <mn>1</mn>
                  </msub>
                </mrow>
                <mrow>
                  <mrow>
                    <mo stretchy="false">(</mo>
                    <mrow>
                      <mn>1</mn>
                    </mrow>
                    <mo stretchy="false">)</mo>
                  </mrow>
                </mrow>
              </msubsup>
            </mrow>
          </mfenced>
          <mi/>
          <mfenced open="∣" close="〉">
            <mrow>
              <msubsup>
                <mo stretchy="false">ϕ</mo>
                <mrow>
                  <msub>
                    <mo stretchy="false">α</mo>
                    <mn>2</mn>
                  </msub>
                </mrow>
                <mrow>
                  <mrow>
                    <mo stretchy="false">(</mo>
                    <mrow>
                      <mn>2</mn>
                    </mrow>
                    <mo stretchy="false">)</mo>
                  </mrow>
                </mrow>
              </msubsup>
            </mrow>
          </mfenced>
          <mi/>
          <mo stretchy="false">…</mo>
          <mi/>
          <mfenced open="∣" close="〉">
            <mrow>
              <msubsup>
                <mo stretchy="false">ϕ</mo>
                <mrow>
                  <msub>
                    <mo stretchy="false">α</mo>
                    <mi>N</mi>
                  </msub>
                </mrow>
                <mrow>
                  <mrow>
                    <mo stretchy="false">(</mo>
                    <mrow>
                      <mi>N</mi>
                    </mrow>
                    <mo stretchy="false">)</mo>
                  </mrow>
                </mrow>
              </msubsup>
            </mrow>
          </mfenced>
        </mrow>
      </mfenced>
    </mrow>
    <annotation encoding="StarMath 5.0">left lline 
 "HF" 
right rangle ^(`-`) 
~=~ 
1 over {sqrt{N "!"}} ` sum from ital %Ux2118 ` (-1) ^p ` ital %Ux2118 ` 
left ( 
 left lline 
  %iphi _{%ialpha _1} ^{(1)} 
 right rangle ` 
  left lline 
  %iphi _{%ialpha _2} ^{(2)} 
 right rangle ` 
 dotslow ` 
  left lline 
  %iphi _{%ialpha _N} ^{(N)} 
 right rangle 
righ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14:29:56.011000000</meta:creation-date>
    <meta:generator>LibreOffice/4.1.4.2$Windows_x86 LibreOffice_project/0a0440ccc0227ad9829de5f46be37cfb6edcf72</meta:generator>
  </office:meta>
</office:document-meta>
</file>